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1472in" table:align="left"/>
    </style:style>
    <style:style style:name="Table1.A" style:family="table-column">
      <style:table-column-properties style:column-width="0.584in"/>
    </style:style>
    <style:style style:name="Table1.B" style:family="table-column">
      <style:table-column-properties style:column-width="1.9007in"/>
    </style:style>
    <style:style style:name="Table1.C" style:family="table-column">
      <style:table-column-properties style:column-width="1.66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2083in" table:align="left"/>
    </style:style>
    <style:style style:name="Table2.A" style:family="table-column">
      <style:table-column-properties style:column-width="1.1549in"/>
    </style:style>
    <style:style style:name="Table2.B" style:family="table-column">
      <style:table-column-properties style:column-width="3.1958in"/>
    </style:style>
    <style:style style:name="Table2.C" style:family="table-column">
      <style:table-column-properties style:column-width="1.857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2924in" table:align="left"/>
    </style:style>
    <style:style style:name="Table3.A" style:family="table-column">
      <style:table-column-properties style:column-width="1.8375in"/>
    </style:style>
    <style:style style:name="Table3.B" style:family="table-column">
      <style:table-column-properties style:column-width="2.45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8319in" fo:margin-left="0.0396in" table:align="left"/>
    </style:style>
    <style:style style:name="Table4.A" style:family="table-column">
      <style:table-column-properties style:column-width="1.7972in"/>
    </style:style>
    <style:style style:name="Table4.B" style:family="table-column">
      <style:table-column-properties style:column-width="1.034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1868in" table:align="left"/>
    </style:style>
    <style:style style:name="Table5.A" style:family="table-column">
      <style:table-column-properties style:column-width="0.741in"/>
    </style:style>
    <style:style style:name="Table5.B" style:family="table-column">
      <style:table-column-properties style:column-width="1.9236in"/>
    </style:style>
    <style:style style:name="Table5.C" style:family="table-column">
      <style:table-column-properties style:column-width="2.522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3938in" table:align="left"/>
    </style:style>
    <style:style style:name="Table6.A" style:family="table-column">
      <style:table-column-properties style:column-width="1.3563in"/>
    </style:style>
    <style:style style:name="Table6.B" style:family="table-column">
      <style:table-column-properties style:column-width="2.1514in"/>
    </style:style>
    <style:style style:name="Table6.C" style:family="table-column">
      <style:table-column-properties style:column-width="0.8861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 fo:text-align="center" style:justify-single-word="false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>
      <style:text-properties officeooo:paragraph-rsid="0016eabf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0017d89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>
      <style:text-properties officeooo:paragraph-rsid="001a04a5"/>
    </style:style>
    <style:style style:name="P11" style:family="paragraph" style:parent-style-name="Text_20_body" style:list-style-name="L5">
      <style:text-properties officeooo:paragraph-rsid="001a04a5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Heading_20_2">
      <style:paragraph-properties fo:margin-top="0in" fo:margin-bottom="0.0972in" style:contextual-spacing="false" fo:line-height="115%"/>
      <style:text-properties officeooo:paragraph-rsid="001c508c"/>
    </style:style>
    <style:style style:name="P22" style:family="paragraph" style:parent-style-name="Heading_20_3">
      <style:paragraph-properties fo:margin-top="0in" fo:margin-bottom="0.0972in" style:contextual-spacing="false" fo:line-height="115%"/>
      <style:text-properties officeooo:paragraph-rsid="001c508c"/>
    </style:style>
    <style:style style:name="P23" style:family="paragraph" style:parent-style-name="Text_20_body">
      <style:text-properties officeooo:paragraph-rsid="001c508c"/>
    </style:style>
    <style:style style:name="P24" style:family="paragraph" style:parent-style-name="Heading_20_4">
      <style:paragraph-properties fo:margin-top="0in" fo:margin-bottom="0.0972in" style:contextual-spacing="false" fo:line-height="115%"/>
      <style:text-properties officeooo:paragraph-rsid="001c508c"/>
    </style:style>
    <style:style style:name="P25" style:family="paragraph" style:parent-style-name="Text_20_body" style:list-style-name="L14">
      <style:text-properties officeooo:paragraph-rsid="001c508c"/>
    </style:style>
    <style:style style:name="P26" style:family="paragraph" style:parent-style-name="Text_20_body" style:list-style-name="L15">
      <style:text-properties officeooo:paragraph-rsid="001c508c"/>
    </style:style>
    <style:style style:name="P27" style:family="paragraph" style:parent-style-name="Text_20_body" style:list-style-name="L16">
      <style:text-properties officeooo:paragraph-rsid="001c508c"/>
    </style:style>
    <style:style style:name="P28" style:family="paragraph" style:parent-style-name="Text_20_body" style:list-style-name="L17">
      <style:text-properties officeooo:paragraph-rsid="001c508c"/>
    </style:style>
    <style:style style:name="P29" style:family="paragraph" style:parent-style-name="Text_20_body" style:list-style-name="L18">
      <style:text-properties officeooo:paragraph-rsid="001c508c"/>
    </style:style>
    <style:style style:name="P30" style:family="paragraph" style:parent-style-name="Heading_20_2">
      <style:paragraph-properties fo:margin-top="0in" fo:margin-bottom="0.0972in" style:contextual-spacing="false" fo:line-height="115%"/>
      <style:text-properties officeooo:paragraph-rsid="001be49d"/>
    </style:style>
    <style:style style:name="P31" style:family="paragraph" style:parent-style-name="Table_20_Contents">
      <style:text-properties officeooo:rsid="001dc58c" officeooo:paragraph-rsid="001dc58c"/>
    </style:style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0">
      <style:text-properties officeooo:paragraph-rsid="001c508c"/>
    </style:style>
    <style:style style:name="P35" style:family="paragraph" style:parent-style-name="Horizontal_20_Line">
      <style:paragraph-properties fo:margin-top="0in" fo:margin-bottom="0.0972in" style:contextual-spacing="false" fo:line-height="115%"/>
    </style:style>
    <style:style style:name="T1" style:family="text">
      <style:text-properties officeooo:rsid="00160c28"/>
    </style:style>
    <style:style style:name="T2" style:family="text">
      <style:text-properties officeooo:rsid="0017d89e"/>
    </style:style>
    <style:style style:name="T3" style:family="text">
      <style:text-properties officeooo:rsid="0016eabf"/>
    </style:style>
    <style:style style:name="T4" style:family="text">
      <style:text-properties fo:font-weight="bold" officeooo:rsid="0016eabf" style:font-weight-asian="bold" style:font-weight-complex="bold"/>
    </style:style>
    <style:style style:name="T5" style:family="text">
      <style:text-properties fo:font-style="italic" fo:font-weight="bold" officeooo:rsid="0016eabf" style:font-style-asian="italic" style:font-weight-asian="bold" style:font-style-complex="italic" style:font-weight-complex="bold"/>
    </style:style>
    <style:style style:name="T6" style:family="text">
      <style:text-properties fo:font-weight="bold" officeooo:rsid="0017d89e" style:font-weight-asian="bold" style:font-weight-complex="bold"/>
    </style:style>
    <style:style style:name="T7" style:family="text">
      <style:text-properties officeooo:rsid="00183fb8"/>
    </style:style>
    <style:style style:name="T8" style:family="text">
      <style:text-properties officeooo:rsid="001a04a5"/>
    </style:style>
    <style:style style:name="T9" style:family="text">
      <style:text-properties fo:font-weight="normal" officeooo:rsid="001a04a5" style:font-weight-asian="normal" style:font-weight-complex="normal"/>
    </style:style>
    <style:style style:name="T10" style:family="text">
      <style:text-properties officeooo:rsid="001ab266"/>
    </style:style>
    <style:style style:name="T11" style:family="text">
      <style:text-properties officeooo:rsid="001be49d"/>
    </style:style>
    <style:style style:name="T12" style:family="text">
      <style:text-properties fo:font-style="italic" fo:font-weight="bold" officeooo:rsid="001ab266" style:font-style-asian="italic" style:font-weight-asian="bold" style:font-style-complex="italic" style:font-weight-complex="bold"/>
    </style:style>
    <style:style style:name="T13" style:family="text">
      <style:text-properties fo:font-weight="bold" officeooo:rsid="001ab266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be49d" style:font-weight-asian="normal" style:font-weight-complex="normal"/>
    </style:style>
    <style:style style:name="T16" style:family="text">
      <style:text-properties officeooo:rsid="001c508c"/>
    </style:style>
    <style:style style:name="T17" style:family="text">
      <style:text-properties officeooo:rsid="001dc58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HARK</text:span><text:span text:style-name="T2">S</text:span> STUDENT <text:span text:style-name="T2">HALL</text:span> CONSTRUCTION PROJECT</text:h>
      <text:h text:style-name="P2" text:outline-level="2"><text:span text:style-name="Strong_20_Emphasis"><text:s/>Project Overview and Initiation Phase</text:span></text:h>
      <text:h text:style-name="P3" text:outline-level="3"><text:span text:style-name="Strong_20_Emphasis">Project Overview</text:span></text:h>
      <text:p text:style-name="Text_20_body">The <text:span text:style-name="Strong_20_Emphasis">Student H</text:span><text:span text:style-name="Strong_20_Emphasis"><text:span text:style-name="T3">all</text:span></text:span><text:span text:style-name="Strong_20_Emphasis"> Construction Project</text:span> <text:span text:style-name="T4">at Kyambogo University</text:span><text:span text:style-name="T3"> </text:span>aims to build a modern, safe, and affordable accommodation facility for students at the university. This initiative addresses the critical shortage of on-campus accommodation that has forced many students into overcrowded <text:span text:style-name="T1">halls </text:span>and expensive private halls.</text:p>
      <text:h text:style-name="P3" text:outline-level="3"><text:span text:style-name="Strong_20_Emphasis">Problem Overview</text:span></text:h>
      <text:p text:style-name="P4">Currently, many students live far from campus, endure long commutes, and spend excessively on rent. The shortage of hall space leads to stress, reduced academic performance, <text:span text:style-name="T1">sanitation and </text:span>safety concerns. Hence, th<text:span text:style-name="T3">e university </text:span>decided to undertake a project <text:span text:style-name="T3">managed by </text:span><text:span text:style-name="T5">Sharks Project Managers and Consultants</text:span><text:span text:style-name="T3"> </text:span>to <text:span text:style-name="Strong_20_Emphasis">construct a </text:span><text:span text:style-name="Strong_20_Emphasis"><text:span text:style-name="T3">5</text:span></text:span><text:span text:style-name="Strong_20_Emphasis">00-bed capacity h</text:span><text:span text:style-name="Strong_20_Emphasis"><text:span text:style-name="T3">al</text:span></text:span><text:span text:style-name="Strong_20_Emphasis">l</text:span> to improve students’ living conditions and academic success.</text:p>
      <text:h text:style-name="P3" text:outline-level="3"><text:span text:style-name="Strong_20_Emphasis">Objectives</text:span></text:h>
      <text:list text:style-name="L1">
        <text:list-item>
          <text:p text:style-name="P5">Construct a fully functional student hall within <text:span text:style-name="T6">48 </text:span><text:span text:style-name="Strong_20_Emphasis">months</text:span>.</text:p>
        </text:list-item>
        <text:list-item>
          <text:p text:style-name="P5">Provide <text:span text:style-name="Strong_20_Emphasis">affordable, quality, and safe accommodation</text:span> for at least 500 students.</text:p>
        </text:list-item>
        <text:list-item>
          <text:p text:style-name="P5">Equip the hall with modern <text:span text:style-name="T2">services</text:span>: water, electricity, internet, and sanitation.</text:p>
        </text:list-item>
        <text:list-item>
          <text:p text:style-name="P5">Enhance student welfare and academic concentration.</text:p>
        </text:list-item>
      </text:list>
      <text:h text:style-name="P3" text:outline-level="3"><text:span text:style-name="Strong_20_Emphasis">Scope</text:span></text:h>
      <text:p text:style-name="Text_20_body">The project covers:</text:p>
      <text:list text:style-name="L2">
        <text:list-item>
          <text:p text:style-name="P6">Building design and construction.</text:p>
        </text:list-item>
        <text:list-item>
          <text:p text:style-name="P6">Installation of utilities (electricity, plumbing, Wi-Fi).</text:p>
        </text:list-item>
        <text:list-item>
          <text:p text:style-name="P7">Interior furnishing and landscaping.</text:p>
        </text:list-item>
        <text:list-item>
          <text:p text:style-name="P7">It excludes hall management and maintenance after handover.</text:p>
        </text:list-item>
      </text:list>
      <text:h text:style-name="P3" text:outline-level="3"><text:span text:style-name="Strong_20_Emphasis">Alternative Approach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Option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Assessment</text:p>
            </table:table-cell>
          </table:table-row>
        </table:table-header-rows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Renovate existing halls</text:p>
          </table:table-cell>
          <table:table-cell table:style-name="Table1.A1" office:value-type="string">
            <text:p text:style-name="Table_20_Contents">Limited space</text:p>
          </table:table-cell>
        </table:table-row>
        <table:table-row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Partner with private h<text:span text:style-name="T2">ostels</text:span></text:p>
          </table:table-cell>
          <table:table-cell table:style-name="Table1.A1" office:value-type="string">
            <text:p text:style-name="Table_20_Contents">Unsustaina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</text:span></text:p>
          </table:table-cell>
          <table:table-cell table:style-name="Table1.A1" office:value-type="string">
            <text:p text:style-name="Table_20_Contents"><text:span text:style-name="Strong_20_Emphasis">Construct new hall</text:span></text:p>
          </table:table-cell>
          <table:table-cell table:style-name="Table1.A1" office:value-type="string">
            <text:p text:style-name="Table_20_Contents"><text:span text:style-name="Strong_20_Emphasis">Preferred, sustainable</text:span></text:p>
          </table:table-cell>
        </table:table-row>
      </table:table>
      <text:h text:style-name="P3" text:outline-level="3"><text:soft-page-break/><text:span text:style-name="Strong_20_Emphasis">Prefeasibility Study (PESTEL Analysis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actor</text:p>
            </table:table-cell>
            <table:table-cell table:style-name="Table2.A1" office:value-type="string">
              <text:p text:style-name="Table_20_Heading">Issues</text:p>
            </table:table-cell>
            <table:table-cell table:style-name="Table2.A1" office:value-type="string">
              <text:p text:style-name="Table_20_Heading">Implication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Political</text:span></text:p>
          </table:table-cell>
          <table:table-cell table:style-name="Table2.A1" office:value-type="string">
            <text:p text:style-name="Table_20_Contents">Government promotes education infrastructure</text:p>
          </table:table-cell>
          <table:table-cell table:style-name="Table2.A1" office:value-type="string">
            <text:p text:style-name="Table_20_Contents">Easier approval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conomic</text:span></text:p>
          </table:table-cell>
          <table:table-cell table:style-name="Table2.A1" office:value-type="string">
            <text:p text:style-name="Table_20_Contents">Inflation and cost fluctuation</text:p>
          </table:table-cell>
          <table:table-cell table:style-name="Table2.A1" office:value-type="string">
            <text:p text:style-name="Table_20_Contents">Budget sensitivit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ocial</text:span></text:p>
          </table:table-cell>
          <table:table-cell table:style-name="Table2.A1" office:value-type="string">
            <text:p text:style-name="Table_20_Contents">Increasing enrollment, rising housing demand</text:p>
          </table:table-cell>
          <table:table-cell table:style-name="Table2.A1" office:value-type="string">
            <text:p text:style-name="Table_20_Contents">Strong justificati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echnological</text:span></text:p>
          </table:table-cell>
          <table:table-cell table:style-name="Table2.A1" office:value-type="string">
            <text:p text:style-name="Table_20_Contents">Modern construction methods</text:p>
          </table:table-cell>
          <table:table-cell table:style-name="Table2.A1" office:value-type="string">
            <text:p text:style-name="Table_20_Contents">Faster and safer buil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nvironmental</text:span></text:p>
          </table:table-cell>
          <table:table-cell table:style-name="Table2.A1" office:value-type="string">
            <text:p text:style-name="Table_20_Contents">Construction waste and noise</text:p>
          </table:table-cell>
          <table:table-cell table:style-name="Table2.A1" office:value-type="string">
            <text:p text:style-name="Table_20_Contents">Must comply with NEMA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egal</text:span></text:p>
          </table:table-cell>
          <table:table-cell table:style-name="Table2.A1" office:value-type="string">
            <text:p text:style-name="Table_20_Contents">Land ownership, permits</text:p>
          </table:table-cell>
          <table:table-cell table:style-name="Table2.A1" office:value-type="string">
            <text:p text:style-name="Table_20_Contents">Requires legal clearance <text:span text:style-name="T7">from KCCA, MoES, MoW</text:span><text:span text:style-name="T8">T</text:span><text:span text:style-name="T7">, </text:span><text:span text:style-name="T8">etc</text:span></text:p>
          </table:table-cell>
        </table:table-row>
      </table:table>
      <text:h text:style-name="P3" text:outline-level="3"><text:span text:style-name="Strong_20_Emphasis"/></text:h>
      <text:h text:style-name="P3" text:outline-level="3"><text:span text:style-name="Strong_20_Emphasis">Initial Estimates and Risks</text:span></text:h>
      <text:list text:style-name="L3">
        <text:list-item>
          <text:p text:style-name="P8"><text:span text:style-name="Strong_20_Emphasis">Cost:</text:span> UGX 4.2 billion</text:p>
        </text:list-item>
        <text:list-item>
          <text:p text:style-name="P8"><text:span text:style-name="Strong_20_Emphasis">Duration:</text:span> <text:span text:style-name="T8">48</text:span> months</text:p>
        </text:list-item>
        <text:list-item>
          <text:p text:style-name="P8"><text:span text:style-name="Strong_20_Emphasis">Risks:</text:span> Cost overruns, contractor delays, <text:span text:style-name="T8">permit </text:span>and regulatory challenges.</text:p>
        </text:list-item>
      </text:list>
      <text:h text:style-name="P2" text:outline-level="2"><text:span text:style-name="Strong_20_Emphasis">Preparation and Planning Phase</text:span></text:h>
      <text:p text:style-name="Text_20_body">This <text:span text:style-name="T8">phase </text:span>defines the foundation for execution through detailed planning, budgeting, and scheduling.</text:p>
      <text:h text:style-name="P3" text:outline-level="3"><text:span text:style-name="Strong_20_Emphasis">Resource Baseline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Resourc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Human</text:p>
          </table:table-cell>
          <table:table-cell table:style-name="Table3.A1" office:value-type="string">
            <text:p text:style-name="Table_20_Contents">Skilled <text:span text:style-name="T8">&amp; unskilled </text:span>labour</text:p>
          </table:table-cell>
        </table:table-row>
        <table:table-row>
          <table:table-cell table:style-name="Table3.A1" office:value-type="string">
            <text:p text:style-name="Table_20_Contents">Material</text:p>
          </table:table-cell>
          <table:table-cell table:style-name="Table3.A1" office:value-type="string">
            <text:p text:style-name="Table_20_Contents">Construction inputs</text:p>
          </table:table-cell>
        </table:table-row>
        <table:table-row>
          <table:table-cell table:style-name="Table3.A1" office:value-type="string">
            <text:p text:style-name="Table_20_Contents">Financial</text:p>
          </table:table-cell>
          <table:table-cell table:style-name="Table3.A1" office:value-type="string">
            <text:p text:style-name="Table_20_Contents">Capital requirement</text:p>
          </table:table-cell>
        </table:table-row>
        <table:table-row>
          <table:table-cell table:style-name="Table3.A1" office:value-type="string">
            <text:p text:style-name="Table_20_Contents">Equipment</text:p>
          </table:table-cell>
          <table:table-cell table:style-name="Table3.A1" office:value-type="string">
            <text:p text:style-name="Table_20_Contents">Site machinery</text:p>
          </table:table-cell>
        </table:table-row>
      </table:table>
      <text:h text:style-name="P3" text:outline-level="3"><text:span text:style-name="Strong_20_Emphasis"/></text:h>
      <text:h text:style-name="P3" text:outline-level="3"><text:span text:style-name="Strong_20_Emphasis">End Product Quality Standards</text:span></text:h>
      <text:p text:style-name="Text_20_body">The hall will meet <text:span text:style-name="Strong_20_Emphasis">National Building Codes</text:span> and <text:span text:style-name="Strong_20_Emphasis">ISO 9001</text:span> standards emphasizing:</text:p>
      <text:list text:style-name="L4">
        <text:list-item>
          <text:p text:style-name="P9">Safety, durability, and comfort.</text:p>
        </text:list-item>
        <text:list-item>
          <text:p text:style-name="P9">Reliable utilities and accessible facilities.</text:p>
        </text:list-item>
        <text:list-item>
          <text:p text:style-name="P9">Fire safety and environmental sustainability.</text:p>
        </text:list-item>
      </text:list>
      <text:h text:style-name="P3" text:outline-level="3"><text:span text:style-name="Strong_20_Emphasis">Project Master Plan</text:span></text:h>
      <text:p text:style-name="P10">The master plan outlines the <text:span text:style-name="Strong_20_Emphasis">Work Breakdown Structure </text:span><text:span text:style-name="Strong_20_Emphasis"><text:span text:style-name="T9">that includes</text:span></text:span> timeline, and deliverables.</text:p>
      <text:list text:style-name="L5">
        <text:list-item>
          <text:p text:style-name="P11">Site clearance</text:p>
        </text:list-item>
        <text:list-item>
          <text:p text:style-name="P12">Foundation</text:p>
        </text:list-item>
        <text:list-item>
          <text:p text:style-name="P12"><text:soft-page-break/>Structural works</text:p>
        </text:list-item>
        <text:list-item>
          <text:p text:style-name="P12">Roofing</text:p>
        </text:list-item>
        <text:list-item>
          <text:p text:style-name="P12">Finishing and furnishing</text:p>
        </text:list-item>
        <text:list-item>
          <text:p text:style-name="P12">Inspection and handover</text:p>
        </text:list-item>
      </text:list>
      <text:h text:style-name="P3" text:outline-level="3"><text:span text:style-name="Strong_20_Emphasis">Project Policies and Procedures</text:span></text:h>
      <text:list text:style-name="L6">
        <text:list-item>
          <text:p text:style-name="P13"><text:span text:style-name="Strong_20_Emphasis">Procurement:</text:span> Competitive bidding process.</text:p>
        </text:list-item>
        <text:list-item>
          <text:p text:style-name="P13"><text:span text:style-name="Strong_20_Emphasis">Safety:</text:span> P<text:span text:style-name="T10">ersonal </text:span>P<text:span text:style-name="T11">roctec</text:span><text:span text:style-name="T10">t</text:span><text:span text:style-name="T11">ive</text:span><text:span text:style-name="T10"> </text:span>E<text:span text:style-name="T10">quipment </text:span>enforcement and regular inspections.</text:p>
        </text:list-item>
        <text:list-item>
          <text:p text:style-name="P13"><text:span text:style-name="Strong_20_Emphasis">Communication:</text:span> Weekly meetings and progress reports.</text:p>
        </text:list-item>
        <text:list-item>
          <text:p text:style-name="P13"><text:span text:style-name="Strong_20_Emphasis">Environmental:</text:span> Waste recycling and low-emission materials.</text:p>
        </text:list-item>
      </text:list>
      <text:h text:style-name="P3" text:outline-level="3"><text:span text:style-name="Strong_20_Emphasis">Institutional Arrangements</text:span></text:h>
      <text:p text:style-name="Text_20_body">Supervised by the <text:span text:style-name="Strong_20_Emphasis">University Estates and Works Department</text:span> and managed <text:span text:style-name="T10">by:</text:span></text:p>
      <text:list text:style-name="L7">
        <text:list-item>
          <text:p text:style-name="P14">Project Manager <text:span text:style-name="T10">(</text:span><text:span text:style-name="T5">Sharks Project Managers and Consultants</text:span><text:span text:style-name="T12">)</text:span></text:p>
        </text:list-item>
        <text:list-item>
          <text:p text:style-name="P14">University Engineer </text:p>
        </text:list-item>
        <text:list-item>
          <text:p text:style-name="P14">Contractor Representativ<text:span text:style-name="T10">e (</text:span><text:span text:style-name="T13">From ROKO Construction Limited</text:span><text:span text:style-name="T10">)</text:span></text:p>
        </text:list-item>
        <text:list-item>
          <text:p text:style-name="P14">Finance Officer <text:span text:style-name="T10">(</text:span><text:span text:style-name="T13">University Bursar</text:span><text:span text:style-name="T10">)</text:span></text:p>
        </text:list-item>
        <text:list-item>
          <text:p text:style-name="P14">Student Affairs Representative <text:span text:style-name="T10">(</text:span><text:span text:style-name="T13">Guild President</text:span><text:span text:style-name="T10">)</text:span></text:p>
        </text:list-item>
      </text:list>
      <text:h text:style-name="P3" text:outline-level="3"><text:span text:style-name="Strong_20_Emphasis">Financial Plan Before Securing Funds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ource</text:p>
            </table:table-cell>
            <table:table-cell table:style-name="Table4.A1" office:value-type="string">
              <text:p text:style-name="Table_20_Heading">Contribution</text:p>
            </table:table-cell>
          </table:table-row>
        </table:table-header-rows>
        <table:table-row>
          <table:table-cell table:style-name="Table4.A1" office:value-type="string">
            <text:p text:style-name="Table_20_Contents">University Capital Budget</text:p>
          </table:table-cell>
          <table:table-cell table:style-name="Table4.A1" office:value-type="string">
            <text:p text:style-name="Table_20_Contents">4<text:span text:style-name="T10">1</text:span>%</text:p>
          </table:table-cell>
        </table:table-row>
        <table:table-row>
          <table:table-cell table:style-name="Table4.A1" office:value-type="string">
            <text:p text:style-name="Table_20_Contents">Donor &amp; Alumni Support</text:p>
          </table:table-cell>
          <table:table-cell table:style-name="Table4.A1" office:value-type="string">
            <text:p text:style-name="Table_20_Contents"><text:span text:style-name="T10">30</text:span>%</text:p>
          </table:table-cell>
        </table:table-row>
        <table:table-row>
          <table:table-cell table:style-name="Table4.A1" office:value-type="string">
            <text:p text:style-name="Table_20_Contents">Bank Loan</text:p>
          </table:table-cell>
          <table:table-cell table:style-name="Table4.A1" office:value-type="string">
            <text:p text:style-name="Table_20_Contents"><text:span text:style-name="T10">29</text:span>%</text:p>
          </table:table-cell>
        </table:table-row>
      </table:table>
      <text:h text:style-name="P3" text:outline-level="3"><text:span text:style-name="Strong_20_Emphasis"/></text:h>
      <text:h text:style-name="P3" text:outline-level="3"><text:span text:style-name="Strong_20_Emphasis">Appointment of Key Members</text:span></text:h>
      <text:p text:style-name="Text_20_body">Key appointments include:</text:p>
      <text:list text:style-name="L8">
        <text:list-item>
          <text:p text:style-name="P15">Project Manager — <text:s/><text:span text:style-name="T10">For o</text:span>verall coordination</text:p>
        </text:list-item>
        <text:list-item>
          <text:p text:style-name="P15">Quantity Surveyor — <text:s/><text:span text:style-name="T10">For c</text:span>ost control</text:p>
        </text:list-item>
        <text:list-item>
          <text:p text:style-name="P15">Architect — <text:s/><text:span text:style-name="T10">For d</text:span>esign compliance</text:p>
        </text:list-item>
        <text:list-item>
          <text:p text:style-name="P15">Safety Officer — <text:span text:style-name="T10">For s</text:span>ite health &amp; safety</text:p>
        </text:list-item>
        <text:list-item>
          <text:p text:style-name="P15">Clerk of Works — <text:s/><text:span text:style-name="T11">For o</text:span>n-site supervision</text:p>
        </text:list-item>
      </text:list>
      <text:h text:style-name="P2" text:outline-level="2"><text:soft-page-break/><text:span text:style-name="Strong_20_Emphasis"><text:s/>Project Implementation Phase</text:span></text:h>
      <text:p text:style-name="Text_20_body">The implementation phase involves the <text:span text:style-name="Strong_20_Emphasis">actual construction activities</text:span>, ensuring plans are executed according to design, budget, and timeline.</text:p>
      <text:h text:style-name="P3" text:outline-level="3"><text:span text:style-name="Strong_20_Emphasis">Key Construction Activities</text:span></text:h>
      <text:list text:style-name="L9">
        <text:list-item>
          <text:p text:style-name="P16"><text:span text:style-name="Strong_20_Emphasis">Site Preparation:</text:span> Land clearing, fencing, and leveling.</text:p>
        </text:list-item>
        <text:list-item>
          <text:p text:style-name="P16"><text:span text:style-name="Strong_20_Emphasis">Foundation Works:</text:span> Excavation and concrete pouring.</text:p>
        </text:list-item>
        <text:list-item>
          <text:p text:style-name="P16"><text:span text:style-name="Strong_20_Emphasis">Superstructure:</text:span> Walling, beams, columns, and roofing.</text:p>
        </text:list-item>
        <text:list-item>
          <text:p text:style-name="P16"><text:span text:style-name="Strong_20_Emphasis">Finishing:</text:span> Plastering, painting, and tiling.</text:p>
        </text:list-item>
        <text:list-item>
          <text:p text:style-name="P16"><text:span text:style-name="Strong_20_Emphasis">Utilities Installation:</text:span> Plumbing, electricity, internet<text:span text:style-name="T11">(Eduroam)</text:span>, and fire systems.</text:p>
        </text:list-item>
        <text:list-item>
          <text:p text:style-name="P16"><text:span text:style-name="Strong_20_Emphasis">Furnishing and Inspection:</text:span> Furniture setup and safety testing.</text:p>
        </text:list-item>
      </text:list>
      <text:h text:style-name="P3" text:outline-level="3"><text:span text:style-name="Strong_20_Emphasis">Monitoring and </text:span><text:span text:style-name="Strong_20_Emphasis"><text:span text:style-name="T11">Evaluation</text:span></text:span></text:h>
      <text:p text:style-name="Text_20_body">Project progress is tracked through:</text:p>
      <text:list text:style-name="L10">
        <text:list-item>
          <text:p text:style-name="P17"><text:span text:style-name="Strong_20_Emphasis"><text:span text:style-name="T14">Weekly site reports</text:span></text:span><text:span text:style-name="T14"> and visual inspections.</text:span></text:p>
        </text:list-item>
        <text:list-item>
          <text:p text:style-name="P17"><text:span text:style-name="Strong_20_Emphasis"><text:span text:style-name="T14">Budget monitoring </text:span></text:span><text:span text:style-name="Strong_20_Emphasis"><text:span text:style-name="T15">by </text:span></text:span><text:span text:style-name="T14">co</text:span>mparing actual vs. planned expenditure.</text:p>
        </text:list-item>
      </text:list>
      <text:list text:style-name="L11">
        <text:list-item>
          <text:p text:style-name="P18">Weekly site meetings.</text:p>
        </text:list-item>
        <text:list-item>
          <text:p text:style-name="P18">Monthly performance reviews.</text:p>
        </text:list-item>
        <text:list-item>
          <text:p text:style-name="P18">Transparent financial reports.</text:p>
        </text:list-item>
      </text:list>
      <text:h text:style-name="P3" text:outline-level="3"><text:span text:style-name="Strong_20_Emphasis">Risk and Change Management</text:span></text:h>
      <text:list text:style-name="L12">
        <text:list-item>
          <text:p text:style-name="P19"><text:span text:style-name="Strong_20_Emphasis">Potential Risks:</text:span> Inflation, weather delays, labour shortages.</text:p>
        </text:list-item>
        <text:list-item>
          <text:p text:style-name="P19"><text:span text:style-name="Strong_20_Emphasis">Mitigation Measures:</text:span> Contingency funds, contract penalties, early procurement.<text:line-break/>Any proposed design or budget change must go through the <text:span text:style-name="Strong_20_Emphasis"><text:span text:style-name="T14">Change Control Process</text:span></text:span><text:span text:style-name="Strong_20_Emphasis">.</text:span></text:p>
        </text:list-item>
      </text:list>
      <text:h text:style-name="P3" text:outline-level="3"><text:span text:style-name="Strong_20_Emphasis">Quality and Safety Assurance</text:span></text:h>
      <text:list text:style-name="L13">
        <text:list-item>
          <text:p text:style-name="P20">Routine inspections by engineers.</text:p>
        </text:list-item>
        <text:list-item>
          <text:p text:style-name="P20">Material testing for compliance.</text:p>
        </text:list-item>
        <text:list-item>
          <text:p text:style-name="P20">Workers <text:s/><text:span text:style-name="T11">should be </text:span>equipped with P<text:span text:style-name="T11">ersonal </text:span>P<text:span text:style-name="T11">roject </text:span>E<text:span text:style-name="T11">quipment</text:span> and trained on safety practices.</text:p>
        </text:list-item>
      </text:list>
      <text:h text:style-name="P21" text:outline-level="2"><text:span text:style-name="Strong_20_Emphasis">Evaluation and Termination Phase</text:span></text:h>
      <text:h text:style-name="P22" text:outline-level="3"><text:span text:style-name="Strong_20_Emphasis">Project Evaluation</text:span></text:h>
      <text:p text:style-name="P23">Evaluation ensures that project outcomes align with initial goals in terms of <text:span text:style-name="Strong_20_Emphasis">time, </text:span><text:span text:style-name="Strong_20_Emphasis"><text:span text:style-name="T11">scope, </text:span></text:span><text:span text:style-name="Strong_20_Emphasis">cost, quality, and stakeholder satisfaction</text:span>.</text:p>
      <text:h text:style-name="P24" text:outline-level="4"><text:soft-page-break/><text:span text:style-name="Strong_20_Emphasis">a) Performance Evaluation</text:span></text:h>
      <text:list text:style-name="L14">
        <text:list-item>
          <text:p text:style-name="P25">Compare planned vs. actual completion time and cost.</text:p>
        </text:list-item>
        <text:list-item>
          <text:p text:style-name="P25">Calculate <text:span text:style-name="Strong_20_Emphasis">Cost Performance Index (CPI)</text:span> and <text:span text:style-name="Strong_20_Emphasis">Schedule Performance Index (SPI)</text:span>.</text:p>
        </text:list-item>
      </text:list>
      <text:h text:style-name="P24" text:outline-level="4"><text:span text:style-name="Strong_20_Emphasis">b) Outcome Evaluation</text:span></text:h>
      <text:list text:style-name="L15">
        <text:list-item>
          <text:p text:style-name="P26">500 students housed comfortably.</text:p>
        </text:list-item>
        <text:list-item>
          <text:p text:style-name="P26">hall operational within budget and time.</text:p>
        </text:list-item>
        <text:list-item>
          <text:p text:style-name="P26">Student welfare and academic performance improved.</text:p>
        </text:list-item>
      </text:list>
      <text:h text:style-name="P24" text:outline-level="4"><text:span text:style-name="Strong_20_Emphasis">c) Impact Evaluation</text:span></text:h>
      <text:list text:style-name="L16">
        <text:list-item>
          <text:p text:style-name="P27">Improved university image and safety.</text:p>
        </text:list-item>
        <text:list-item>
          <text:p text:style-name="P27">Reduced off-campus housing costs by 25%.</text:p>
        </text:list-item>
        <text:list-item>
          <text:p text:style-name="P27">Boosted student satisfaction and enrol<text:span text:style-name="T16">l</text:span>ment rates.</text:p>
        </text:list-item>
      </text:list>
      <text:h text:style-name="P22" text:outline-level="3"><text:span text:style-name="Strong_20_Emphasis">Termination and Handover</text:span></text:h>
      <text:list text:style-name="L17">
        <text:list-item>
          <text:p text:style-name="P28"><text:span text:style-name="Strong_20_Emphasis">Final Inspection:</text:span> Certify completion and compliance.</text:p>
        </text:list-item>
        <text:list-item>
          <text:p text:style-name="P28"><text:span text:style-name="Strong_20_Emphasis">Handover Ceremony:</text:span> Transfer facility to University Estates Department.</text:p>
        </text:list-item>
        <text:list-item>
          <text:p text:style-name="P28"><text:span text:style-name="Strong_20_Emphasis">Documentation:</text:span> Archive blueprints, contracts, and reports.</text:p>
        </text:list-item>
        <text:list-item>
          <text:p text:style-name="P28"><text:span text:style-name="Strong_20_Emphasis">Post-Implementation Review:</text:span> Conducted 6 months after handover.</text:p>
        </text:list-item>
        <text:list-item>
          <text:p text:style-name="P28"><text:span text:style-name="Strong_20_Emphasis">Demobilization:</text:span> Release of temporary staff and closure of contracts.</text:p>
        </text:list-item>
      </text:list>
      <text:h text:style-name="P22" text:outline-level="3"><text:span text:style-name="Strong_20_Emphasis">Lessons Learned</text:span></text:h>
      <text:list text:style-name="L18">
        <text:list-item>
          <text:p text:style-name="P29">Early stakeholder involvement enhances project acceptance.</text:p>
        </text:list-item>
        <text:list-item>
          <text:p text:style-name="P29">Accurate budgeting and strong risk management prevent delays.</text:p>
        </text:list-item>
        <text:list-item>
          <text:p text:style-name="P29">Clear communication sustains transparency and trust.</text:p>
        </text:list-item>
        <text:list-item>
          <text:p text:style-name="P29">Continuous quality control ensures long-term building durability.</text:p>
        </text:list-item>
      </text:list>
      <text:p text:style-name="P23"/>
      <text:h text:style-name="P30" text:outline-level="2"><text:span text:style-name="Strong_20_Emphasis"><text:span text:style-name="T11">1.b</text:span></text:span></text:h>
      <text:h text:style-name="P30" text:outline-level="2"><text:span text:style-name="Strong_20_Emphasis">Stakeholder Management Process</text:span></text:h>
      <text:p text:style-name="Text_20_body">Stakeholder management ensures all parties involved in or affected by the project are properly identified, engaged, and managed throughout the life cycle.</text:p>
      <text:h text:style-name="P3" text:outline-level="3"><text:soft-page-break/><text:span text:style-name="Strong_20_Emphasis">Stakeholder Identification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ategory</text:p>
            </table:table-cell>
            <table:table-cell table:style-name="Table5.A1" office:value-type="string">
              <text:p text:style-name="Table_20_Heading">Stakeholder</text:p>
            </table:table-cell>
            <table:table-cell table:style-name="Table5.A1" office:value-type="string">
              <text:p text:style-name="Table_20_Heading">Interest/Influence</text:p>
            </table:table-cell>
          </table:table-row>
        </table:table-header-rows>
        <table:table-row>
          <table:table-cell table:style-name="Table5.A1" office:value-type="string">
            <text:p text:style-name="Table_20_Contents">Internal</text:p>
          </table:table-cell>
          <table:table-cell table:style-name="Table5.A1" office:value-type="string">
            <text:p text:style-name="Table_20_Contents">University Council</text:p>
          </table:table-cell>
          <table:table-cell table:style-name="Table5.A1" office:value-type="string">
            <text:p text:style-name="Table_20_Contents">Approval and oversight</text:p>
          </table:table-cell>
        </table:table-row>
        <table:table-row>
          <table:table-cell table:style-name="Table5.A1" office:value-type="string">
            <text:p text:style-name="Table_20_Contents">Internal</text:p>
          </table:table-cell>
          <table:table-cell table:style-name="Table5.A1" office:value-type="string">
            <text:p text:style-name="Table_20_Contents">Project <text:span text:style-name="T16">Team</text:span></text:p>
          </table:table-cell>
          <table:table-cell table:style-name="Table5.A1" office:value-type="string">
            <text:p text:style-name="Table_20_Contents">Execution and monitoring</text:p>
          </table:table-cell>
        </table:table-row>
        <table:table-row>
          <table:table-cell table:style-name="Table5.A1" office:value-type="string">
            <text:p text:style-name="Table_20_Contents">Internal</text:p>
          </table:table-cell>
          <table:table-cell table:style-name="Table5.A1" office:value-type="string">
            <text:p text:style-name="Table_20_Contents">Students</text:p>
          </table:table-cell>
          <table:table-cell table:style-name="Table5.A1" office:value-type="string">
            <text:p text:style-name="Table_20_Contents">Affordable <text:span text:style-name="T17">and </text:span>quality accommodation</text:p>
          </table:table-cell>
        </table:table-row>
        <table:table-row>
          <table:table-cell table:style-name="Table5.A1" office:value-type="string">
            <text:p text:style-name="Table_20_Contents">External</text:p>
          </table:table-cell>
          <table:table-cell table:style-name="Table5.A1" office:value-type="string">
            <text:p text:style-name="Table_20_Contents">Contractors &amp; Suppliers</text:p>
          </table:table-cell>
          <table:table-cell table:style-name="Table5.A1" office:value-type="string">
            <text:p text:style-name="Table_20_Contents">Timely payment and project success</text:p>
          </table:table-cell>
        </table:table-row>
        <table:table-row>
          <table:table-cell table:style-name="Table5.A1" office:value-type="string">
            <text:p text:style-name="Table_20_Contents">External</text:p>
          </table:table-cell>
          <table:table-cell table:style-name="Table5.A1" office:value-type="string">
            <text:p text:style-name="Table_20_Contents">Local Government</text:p>
          </table:table-cell>
          <table:table-cell table:style-name="Table5.A1" office:value-type="string">
            <text:p text:style-name="Table_20_Contents">Compliance with building standards</text:p>
          </table:table-cell>
        </table:table-row>
        <table:table-row>
          <table:table-cell table:style-name="Table5.A1" office:value-type="string">
            <text:p text:style-name="Table_20_Contents">External</text:p>
          </table:table-cell>
          <table:table-cell table:style-name="Table5.A1" office:value-type="string">
            <text:p text:style-name="P31">Funders</text:p>
          </table:table-cell>
          <table:table-cell table:style-name="Table5.A1" office:value-type="string">
            <text:p text:style-name="Table_20_Contents">Accountability and transparency</text:p>
          </table:table-cell>
        </table:table-row>
        <table:table-row>
          <table:table-cell table:style-name="Table5.A1" office:value-type="string">
            <text:p text:style-name="Table_20_Contents">External</text:p>
          </table:table-cell>
          <table:table-cell table:style-name="Table5.A1" office:value-type="string">
            <text:p text:style-name="Table_20_Contents">Local Community</text:p>
          </table:table-cell>
          <table:table-cell table:style-name="Table5.A1" office:value-type="string">
            <text:p text:style-name="Table_20_Contents">Environmental and noise impact</text:p>
          </table:table-cell>
        </table:table-row>
      </table:table>
      <text:h text:style-name="P3" text:outline-level="3"><text:span text:style-name="Strong_20_Emphasis"/></text:h>
      <text:h text:style-name="P3" text:outline-level="3"><text:span text:style-name="Strong_20_Emphasis">Stakeholder Analysis (Power–Interest Matrix)</text:span></text:h>
      <text:list text:style-name="L19">
        <text:list-item>
          <text:p text:style-name="P32"><text:span text:style-name="Strong_20_Emphasis">High Power, High Interest:</text:span> University Management, Project Manager</text:p>
        </text:list-item>
        <text:list-item>
          <text:p text:style-name="P32"><text:span text:style-name="Strong_20_Emphasis">High Power, Low Interest:</text:span> Donors, Government agencies</text:p>
        </text:list-item>
        <text:list-item>
          <text:p text:style-name="P32"><text:span text:style-name="Strong_20_Emphasis">Low Power, High Interest:</text:span> Students</text:p>
        </text:list-item>
        <text:list-item>
          <text:p text:style-name="P32"><text:span text:style-name="Strong_20_Emphasis">Low Power, Low Interest:</text:span> Local residents</text:p>
        </text:list-item>
      </text:list>
      <text:h text:style-name="P3" text:outline-level="3"><text:span text:style-name="Strong_20_Emphasis">Stakeholder Engagement Process</text:span></text:h>
      <text:list text:style-name="L20">
        <text:list-item>
          <text:p text:style-name="P33"><text:span text:style-name="Strong_20_Emphasis">Identification:</text:span> Listing all individuals or groups affected.</text:p>
        </text:list-item>
        <text:list-item>
          <text:p text:style-name="P33"><text:span text:style-name="Strong_20_Emphasis">Analysis:</text:span> Assessing influence and expectations.</text:p>
        </text:list-item>
        <text:list-item>
          <text:p text:style-name="P33"><text:span text:style-name="Strong_20_Emphasis">Planning:</text:span> Defining engagement strategies.</text:p>
        </text:list-item>
        <text:list-item>
          <text:p text:style-name="P33"><text:span text:style-name="Strong_20_Emphasis">Engagement:</text:span> Meetings, reports, and feedback sessions.</text:p>
        </text:list-item>
        <text:list-item>
          <text:p text:style-name="P34"><text:span text:style-name="Strong_20_Emphasis">Monitoring:</text:span> Reviewing stakeholder satisfaction regularly.</text:p>
        </text:list-item>
      </text:list>
      <text:h text:style-name="P22" text:outline-level="3"><text:span text:style-name="Strong_20_Emphasis">Communication and Engagement Strategie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Stakeholder</text:p>
            </table:table-cell>
            <table:table-cell table:style-name="Table6.A1" office:value-type="string">
              <text:p text:style-name="Table_20_Heading">Engagement Method</text:p>
            </table:table-cell>
            <table:table-cell table:style-name="Table6.A1" office:value-type="string">
              <text:p text:style-name="Table_20_Heading">Frequency</text:p>
            </table:table-cell>
          </table:table-row>
        </table:table-header-rows>
        <table:table-row>
          <table:table-cell table:style-name="Table6.A1" office:value-type="string">
            <text:p text:style-name="Table_20_Contents">University Council</text:p>
          </table:table-cell>
          <table:table-cell table:style-name="Table6.A1" office:value-type="string">
            <text:p text:style-name="Table_20_Contents">Board reports</text:p>
          </table:table-cell>
          <table:table-cell table:style-name="Table6.A1" office:value-type="string">
            <text:p text:style-name="Table_20_Contents">Monthly</text:p>
          </table:table-cell>
        </table:table-row>
        <table:table-row>
          <table:table-cell table:style-name="Table6.A1" office:value-type="string">
            <text:p text:style-name="Table_20_Contents">Students</text:p>
          </table:table-cell>
          <table:table-cell table:style-name="Table6.A1" office:value-type="string">
            <text:p text:style-name="Table_20_Contents">Consultative meetings, surveys</text:p>
          </table:table-cell>
          <table:table-cell table:style-name="Table6.A1" office:value-type="string">
            <text:p text:style-name="Table_20_Contents">Quarterly</text:p>
          </table:table-cell>
        </table:table-row>
        <table:table-row>
          <table:table-cell table:style-name="Table6.A1" office:value-type="string">
            <text:p text:style-name="Table_20_Contents">Contractor</text:p>
          </table:table-cell>
          <table:table-cell table:style-name="Table6.A1" office:value-type="string">
            <text:p text:style-name="Table_20_Contents">Site meetings</text:p>
          </table:table-cell>
          <table:table-cell table:style-name="Table6.A1" office:value-type="string">
            <text:p text:style-name="Table_20_Contents">Weekly</text:p>
          </table:table-cell>
        </table:table-row>
        <table:table-row>
          <table:table-cell table:style-name="Table6.A1" office:value-type="string">
            <text:p text:style-name="Table_20_Contents">Donors</text:p>
          </table:table-cell>
          <table:table-cell table:style-name="Table6.A1" office:value-type="string">
            <text:p text:style-name="Table_20_Contents">Financial reports, newsletters</text:p>
          </table:table-cell>
          <table:table-cell table:style-name="Table6.A1" office:value-type="string">
            <text:p text:style-name="Table_20_Contents">Quarterly</text:p>
          </table:table-cell>
        </table:table-row>
        <table:table-row>
          <table:table-cell table:style-name="Table6.A1" office:value-type="string">
            <text:p text:style-name="Table_20_Contents">Local Authorities</text:p>
          </table:table-cell>
          <table:table-cell table:style-name="Table6.A1" office:value-type="string">
            <text:p text:style-name="Table_20_Contents">Permit updates</text:p>
          </table:table-cell>
          <table:table-cell table:style-name="Table6.A1" office:value-type="string">
            <text:p text:style-name="Table_20_Contents">As required</text:p>
          </table:table-cell>
        </table:table-row>
      </table:table>
      <text:h text:style-name="P3" text:outline-level="3"><text:span text:style-name="Strong_20_Emphasis"/></text:h>
      <text:h text:style-name="P3" text:outline-level="3"><text:span text:style-name="Strong_20_Emphasis">Stakeholder Monitoring</text:span></text:h>
      <text:p text:style-name="Text_20_body">The Project Manager maintains a <text:span text:style-name="Strong_20_Emphasis">Stakeholder Register</text:span> and uses feedback logs to track issues, satisfaction levels, and responses. Regular communication ensures cooperation, transparency, and conflict resolution.</text:p>
      <text:p text:style-name="P35"><text:soft-page-break/></text:p>
      <text:h text:style-name="P2" text:outline-level="2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12:09:50.668420792</meta:creation-date>
    <dc:date>2025-10-10T13:47:26.580432476</dc:date>
    <meta:editing-duration>PT8M37S</meta:editing-duration>
    <meta:editing-cycles>2</meta:editing-cycles>
    <meta:generator>LibreOffice/25.8.1.1$Linux_X86_64 LibreOffice_project/54047653041915e595ad4e45cccea684809c77b5</meta:generator>
    <meta:document-statistic meta:table-count="6" meta:image-count="0" meta:object-count="0" meta:page-count="7" meta:paragraph-count="218" meta:word-count="1073" meta:character-count="7924" meta:non-whitespace-character-count="7133"/>
  </office:meta>
</office:document-meta>
</file>